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paragraph-properties fo:margin-top="0cm" fo:margin-bottom="0cm"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 text:is-list-header="true">Algumas Demonstrações sobre Normalização</text:h>
      <text:p text:style-name="Text_20_body"/>
      <text:p text:style-name="P1"><text:span text:style-name="Strong_20_Emphasis">Valor default </text:span></text:p>
      <text:p text:style-name="P1"><text:span text:style-name="Strong_20_Emphasis">Chaves naturais x artificiais </text:span></text:p>
      <text:p text:style-name="P1"><text:span text:style-name="Strong_20_Emphasis">Null </text:span></text:p>
      <text:p text:style-name="P1"/>
      <text:p text:style-name="P1"><text:span text:style-name="Strong_20_Emphasis">Default </text:span></text:p>
      <text:p text:style-name="P1">create table nula(c1 serial primary key, c2 int, c3 int default 0); </text:p>
      <text:p text:style-name="P1">insert into nula (c1) values (default),(default),(default),(default); </text:p>
      <text:p text:style-name="P1">select * from nula; </text:p>
      <text:p text:style-name="P1">c1 | c2 | c3 </text:p>
      <text:p text:style-name="P1">----+----+---- </text:p>
      <text:p text:style-name="P1">1 | | 0 </text:p>
      <text:p text:style-name="P1">2 | | 0 </text:p>
      <text:p text:style-name="P1">3 | | 0 </text:p>
      <text:p text:style-name="P1">4 | | 0 </text:p>
      <text:p text:style-name="P1">(4 registros) </text:p>
      <text:p text:style-name="P1"/>
      <text:p text:style-name="P1">Veja só que “riqueza” de registros! Tudo isso graças a permissão de nulo e ao valor default. </text:p>
      <text:p text:style-name="P1"/>
      <text:p text:style-name="P1"><text:span text:style-name="Strong_20_Emphasis">Nulo </text:span></text:p>
      <text:p text:style-name="P1">create table nula2(c1 int primary key, c2 int check(c2 &gt; 0), c3 int); </text:p>
      <text:p text:style-name="P1">insert into nula2(c1,c2,c3) values (1,default,4); -- Será válido. Importante: use not null </text:p>
      <text:p text:style-name="P1">insert into nula2(c1,c2,c3) values (2,-3,4) </text:p>
      <text:p text:style-name="P1">select * from nula2; </text:p>
      <text:p text:style-name="P1">c1 | c2 | c3 </text:p>
      <text:p text:style-name="P1">----+----+---- </text:p>
      <text:p text:style-name="P1">1 | | 4 </text:p>
      <text:p text:style-name="P1">(1 registro) </text:p>
      <text:p text:style-name="P1"/>
      <text:p text:style-name="P1">Uma "incoerência" no comportamento do nulo, que reforça a recomendação de se evitar seu uso. </text:p>
      <text:p text:style-name="P1"/>
      <text:p text:style-name="P1"><text:span text:style-name="Strong_20_Emphasis">Chave artificial </text:span></text:p>
      <text:p text:style-name="P1">create table artificial(c1 serial primary key, t1 text, t2 text); </text:p>
      <text:p text:style-name="P1">insert into artificial(t1,t2) values ('a','b'),('a','b'),('a','b'),('a','b'),('a','b'),('a','b'); </text:p>
      <text:p text:style-name="P1">select * from artificial; </text:p>
      <text:p text:style-name="P1">c1 | t1 | t2 </text:p>
      <text:p text:style-name="P1">----+----+---- </text:p>
      <text:p text:style-name="P1">1 | a | b </text:p>
      <text:p text:style-name="P1">2 | a | b </text:p>
      <text:p text:style-name="P1">3 | a | b </text:p>
      <text:p text:style-name="P1">4 | a | b </text:p>
      <text:p text:style-name="P1">5 | a | b </text:p>
      <text:p text:style-name="P1">6 | a | b </text:p>
      <text:p text:style-name="P1">(6 registros) </text:p>
      <text:p text:style-name="P1"/>
      <text:p text:style-name="P1">Este ganha dos demais, em minha opinião. O cara cria uma chave tipo ID, que ela é a única coisa que não pode ser duplicada. </text:p>
      <text:p text:style-name="P1">Então veja que todos os registros estão duplicados, pois a responsabilidade do SGBD é apenas a de não duplicar o campo c1. </text:p>
      <text:p text:style-name="P1"/>
      <text:p text:style-name="P1"><text:soft-page-break/>Sugestão: para tabelas secundárias (daquelas com código e descrição), sempre usar a restrição UNIQUE no campo descrição. </text:p>
      <text:p text:style-name="P1">Para tabelas primárias sempre que possível use chaves naturais. </text:p>
      <text:p text:style-name="Standard"/>
      <text:p text:style-name="Standard"/>
      <text:p text:style-name="Standard"/>
      <text:h text:style-name="P2" text:outline-level="1" text:is-list-header="true"><text:span text:style-name="Strong_20_Emphasis">Normalizando Tabelas com Leandro Dutra</text:span></text:h>
      <text:p text:style-name="P1"/>
      <text:p text:style-name="P1">- Atributos Multivalorados (telefones, municipio, uf, etc) indicam necessidade de criação de outra tabela. </text:p>
      <text:p text:style-name="P1">- A repetição de valores de atributos também deve ser evitada criando-se uma outra tabela. </text:p>
      <text:p text:style-name="P1">- A presença de nulos também é resolvida com a normalização e conseqüente criação de outras tabelas. </text:p>
      <text:p text:style-name="P1">- O modelo relacional foi fundamentado na teoria dos conjuntos e na lógica dos predicados. </text:p>
      <text:p text:style-name="P1">Se fosse buscar por inspiração no sentido mais exato, diria que era na crise de software: facilitar o desenvolvimento de grandes bases de dados usadas simultaneamente por muitos usuários. </text:p>
      <text:p text:style-name="P1">- Seus termos principais são: relações, atributos, restrições e tipos! </text:p>
      <text:p text:style-name="P1">- Relacionamento não é um termo técnico deste modelo, mas do MER, aqui temos as restrições de integridade referencial. </text:p>
      <text:p text:style-name="P1">- A linguagem SQL não é inteiramente relacional. SGBD relacionais restringem o modelo para usarem essa linguagem. </text:p>
      <text:p text:style-name="P1">Por isso mesmo não os chamo de SGBDRs, mas de SGBDs SQL. Os SGBDRs que conheço são o IBM BS/12, o Ingres QUEL original, o Alphora Dataphor e outros atualmente em desenvolvimento, anteriormente listados. </text:p>
      <text:p text:style-name="P1">- É bom distinguir MR (modelo relacional) de MER (modelo entidade relacionamento). Este último surgiu depois do relacional, mas a grande maioria dos SGBDs atuais implementam o modelo </text:p>
      <text:p text:style-name="P1">relacional ou uma versão adaptada dele. </text:p>
      <text:p text:style-name="P1"/>
      <text:p text:style-name="P1">Em princípio, todas as chaves naturais são boas, e todas as artificiais são ruins. </text:p>
      <text:p text:style-name="P1"/>
      <text:p text:style-name="P1">O caso é que tem muita gente, principalmente usuários de ORMs, que não gosta de chaves compostas. Acha que fica difícil programar. Eu nunca usei ORM, nunca senti na pele, e daí vem minha impressão de que muitos ORMs criam tantos problemas quanto resolvem. </text:p>
      <text:p text:style-name="P1"/>
      <text:p text:style-name="P1">Imagine uma relação pai com uma chave natural composta razoável, digamos mais de três atributos; e uma relação filha com muito mais tuplas, digamos milhões ou dezenas de milhões a mais, </text:p>
      <text:p text:style-name="P1">isso rodando num sistema que é gargalo de desempenho. Nesse caso, pode ser que, após testes, valha a pena uma chave primária artificial para emagrecer a tabela filha. </text:p>
      <text:p text:style-name="P1"/>
      <text:p text:style-name="P1">(Trechos de respostas na lista pgbr-geral, por Leandro Dutra)</text:p>
      <text:p text:style-name="Standard"/>
      <text:p text:style-name="Standard"/>
      <text:h text:style-name="P2" text:outline-level="1" text:is-list-header="true"><text:span text:style-name="Strong_20_Emphasis">Modelo Relacional segundo C. J. Date </text:span></text:h>
      <text:p text:style-name="P1">- Um modelo de dados é uma definição abstrata, lógica, dos objetos, operadores (funções) e demais. </text:p>
      <text:p text:style-name="P1">- Objetos são usados para modelar a estrutura de dados </text:p>
      <text:p text:style-name="P1">- Operadores são usados para modelar o comportamento dos dados </text:p>
      <text:p text:style-name="P1">- A implementação de um modelo é a realização física na máquina real. </text:p>
      <text:p text:style-name="P1">- Diagramas E/R não representam tudo que interessa dos relacionamentos entre as entidades. </text:p>
      <text:p text:style-name="P1">- Uma relação que contém nulos não é uma relação. </text:p>
      <text:p text:style-name="P1">- Um modelo relacional com nulos não é um modelo relacional. </text:p>
      <text:p text:style-name="P1"><text:soft-page-break/>- Nulos são um erro e nunca deveriam ter sido adotados. </text:p>
      <text:p text:style-name="P1">- Toda função é um operador mas nem todo operador é uma função. </text:p>
      <text:p text:style-name="P1">- Relações - Atributos - Tipos </text:p>
      <text:p text:style-name="P1"/>
      <text:p text:style-name="P1"><text:span text:style-name="Emphasis"><text:span text:style-name="Strong_20_Emphasis">Correspondência de termos entre os modelos lógico e físico</text:span></text:span><text:span text:style-name="Emphasis">: </text:span></text:p>
      <text:p text:style-name="P1">- Relações - Tabelas </text:p>
      <text:p text:style-name="P1">- Tupla - Registros </text:p>
      <text:p text:style-name="P1">- Atributos - Campos ou colunas </text:p>
      <text:p text:style-name="P1">- Modelo - Implementação </text:p>
      <text:p text:style-name="P1"/>
      <text:p text:style-name="P1"><text:span text:style-name="Emphasis"><text:span text:style-name="Strong_20_Emphasis">As quatro Operações das Relações: </text:span></text:span></text:p>
      <text:p text:style-name="P1">- Relações são normalizadas </text:p>
      <text:p text:style-name="P1">- Atributos são desordenados, da esquerda para a direita </text:p>
      <text:p text:style-name="P1">- Tuplas são desordenadas, de cima para baixo </text:p>
      <text:p text:style-name="P1">- Não existem tuplas duplicadas </text:p>
      <text:p text:style-name="P1"/>
      <text:p text:style-name="P1"><text:span text:style-name="Emphasis"><text:span text:style-name="Strong_20_Emphasis">Dicionário de dados</text:span></text:span><text:span text:style-name="Emphasis"> </text:span>- dados sobre dados - metadados (catálogo do sistema no PostgreSQL). </text:p>
      <text:p text:style-name="P1"/>
      <text:p text:style-name="P1">Esta última subentende chave natural em todas as tabelas. Mas se os SGBDs implementarem assim, como vamos vazer nossos testes e demonstrações? (nota) </text:p>
      <text:p text:style-name="P1"/>
      <text:p text:style-name="P1">- Valores de atributos são valores simples, mas esses valores podem ser absolutamente qualquer coisa. Nós rejeitamos a antiga noção de "valor atômico". </text:p>
      <text:p text:style-name="P1"/>
      <text:p text:style-name="P1">Ou seja, justificando tipos como geométricos, arrays, etc. (nota) </text:p>
      <text:p text:style-name="P1"/>
      <text:p text:style-name="P1">- A cardinalidade de um conjunto é seu número de elementos e de uma relação é seu número de tuplas. </text:p>
      <text:p text:style-name="P1"/>
      <text:p text:style-name="P1">- O projeto de um banco de dados tem mais de arte que de ciência. </text:p>
      <text:p text:style-name="P1"/>
      <text:p text:style-name="P1"><text:span text:style-name="Emphasis"><text:span text:style-name="Strong_20_Emphasis">DER </text:span></text:span></text:p>
      <text:p text:style-name="P1">Cuidado com diagramas, use-os apenas para ajudar no processo do projeto, lembrando que um DER não faz todo o trabalho de modelagem e nem representa tudo de um modelo. </text:p>
      <text:p text:style-name="P1"/>
      <text:p text:style-name="P1">(CJ Date em seu livro: An Introduction To Database Systems)</text:p>
      <text:p text:style-name="Standard"/>
      <text:p text:style-name="Standard"/>
      <text:h text:style-name="P2" text:outline-level="1" text:is-list-header="true">Fases de um Projeto de Banco de Dados </text:h>
      <text:p text:style-name="P1"><text:span text:style-name="Strong_20_Emphasis">Projeto de Banco de Dados Relacional </text:span></text:p>
      <text:p text:style-name="P1">Objetivo - gerar um banco de dados que permita armazenar informações sem redundância e recuperá-las com facilidade. </text:p>
      <text:p text:style-name="P1"><text:span text:style-name="Strong_20_Emphasis">Fases de um Projeto </text:span></text:p>
      <text:p text:style-name="P1">Na modelagem de um banco de dados devemos primeiramente ter conhecimento do ambiente real ao qual será aplicado o modelo. Durante o processo de modelagem deverá ser usado o bom senso e as regras inerentes ao ambiente de aplicação do banco de dados. </text:p>
      <text:p text:style-name="P1"><text:span text:style-name="Strong_20_Emphasis">1) Levantamento de Requisitos </text:span></text:p>
      <text:p text:style-name="P1">Um modelo de dados de alto nível oferece ao p+rojetista conceitos que o possibilitam especificar as necessidades dos usuários e como o banco será estruturado para atender plenamente todas as necessidades. Aqui são importantes as entrevistas e a avaliação do projetista. </text:p>
      <text:p text:style-name="P1"><text:span text:style-name="Strong_20_Emphasis">Resultado dessa fase</text:span> - Especificação das necessidades dos usuários (levantamento de requisitos). </text:p>
      <text:p text:style-name="P1"><text:soft-page-break/> <text:span text:style-name="Strong_20_Emphasis">2) Projeto Conceitual </text:span></text:p>
      <text:p text:style-name="P1">A fase conceitual depende muito da habilidade do projetista e das qualidades do modelo de dados adotado. </text:p>
      <text:p text:style-name="P1">Escolha do modelo de dados, para com ele transcrever as necessidades e informações coletadas para um esquema de banco de dados. </text:p>
      <text:p text:style-name="P1">O projeto conceitual indicará as necessidades funcionais da empresa, as consultas, exclusões, etc. </text:p>
      <text:p text:style-name="P1">Então deve-se rever o esquema dos dados para adequar às necessidades funcionais. </text:p>
      <text:p text:style-name="P1">O projeto conceitual gera o esquema conceitual. No projeto conceitual não se leva em conta o SGBD que será utilizado. </text:p>
      <text:p text:style-name="P1">O propósito do projeto conceitual é descrever o conteúdo de informação do banco de dados ao invés das estruturas de armazenamento. </text:p>
      <text:p text:style-name="P1"><text:span text:style-name="Strong_20_Emphasis">3) Projeto Lógico</text:span> </text:p>
      <text:p text:style-name="P1">Tem por objetivo avaliar o esquema conceitual frente às necessidades de uso do banco de dados pelos usuários e aplicações, realizando possíveis refinamentos com a finalidade de melhorar o desempenho das operações. </text:p>
      <text:p text:style-name="P1">Um esquema lógico é uma descrição da estrutura do banco de dados que pode ser processada por um SGBD. </text:p>
      <text:p text:style-name="P1">Depende do modelo de dados adotado pelo SGBD, mas não especificamente do SGBD. </text:p>
      <text:p text:style-name="P1">Neste mapeamos o modelo conceitual para o modelo de implementação (físico). </text:p>
      <text:p text:style-name="P1">O projeto lógico gera o esquema lógico. </text:p>
      <text:p text:style-name="P1"><text:span text:style-name="Strong_20_Emphasis">4) Projeto Físico</text:span> </text:p>
      <text:p text:style-name="P1">Este toma por base o esquema lógico para gerar o esquema físico e é direcionado para um específico SGBD. </text:p>
      <text:p text:style-name="P1">O projeto físico gera o esquema físico. </text:p>
      <text:p text:style-name="P1"/>
      <text:p text:style-name="P1"><text:span text:style-name="Strong_20_Emphasis">Fases práticas: </text:span></text:p>
      <text:p text:style-name="P1">- Análise de requisitos </text:p>
      <text:p text:style-name="P1">- Identificação das relações e atributos </text:p>
      <text:p text:style-name="P1">- Identificar as chaves das relações </text:p>
      <text:p text:style-name="P1">- Analisar as pendências anteriores e aprofundar a modelagem </text:p>
      <text:p text:style-name="P1">- Focar nos atributos, seus tipos, domínios e constraints. Substituir multivalorados, repetidos e nulos </text:p>
      <text:p text:style-name="P1">- Gerar relacionamentos </text:p>
      <text:p text:style-name="P1"/>
      <text:p text:style-name="P1"><text:span text:style-name="Strong_20_Emphasis">Um Bom Projeto de Banco de Dados Evita: </text:span></text:p>
      <text:p text:style-name="P1">- Inconsistência e redundância </text:p>
      <text:p text:style-name="P1">- Dificuldade de acesso pela falta de planejamento </text:p>
      <text:p text:style-name="P1">- Isolamento de dados </text:p>
      <text:p text:style-name="P1">- Problemas de integridade </text:p>
      <text:p text:style-name="P1">- Problema na falta de atomicidade nas transações </text:p>
      <text:p text:style-name="P1">- Anomalias no acesso concorrente </text:p>
      <text:p text:style-name="P1">- Problemas de segurança </text:p>
      <text:p text:style-name="P1">- Operações entre disco e memória (minimizar) </text:p>
      <text:p text:style-name="P1"> </text:p>
      <text:p text:style-name="P1"><office:annotation><dc:date>2009-02-02T00:00:00</dc:date><text:p>&lt;!-- @page { margin: 2cm } 		P { margin-bottom: 0.21cm } 	--&gt;</text:p></office:annotation>Para normalizar as informações precisamos colher informações detalhadas sobre a empresa real para a qual iremos modelar o banco de dados. </text:p>
      <text:p text:style-name="P1"><text:span text:style-name="Strong_20_Emphasis">O que evitar? </text:span></text:p>
      <text:p text:style-name="P1">- informações repetidas </text:p>
      <text:p text:style-name="P1">- dificuldade na recuperação de informações </text:p>
      <text:p text:style-name="P1"><text:span text:style-name="Strong_20_Emphasis">Repetições </text:span></text:p>
      <text:p text:style-name="P1">- desperdiçam espaço </text:p>
      <text:p text:style-name="P1">- dificultam (engessam) atualizações </text:p>
      <text:p text:style-name="P1"><text:span text:style-name="Strong_20_Emphasis">Exemplo: </text:span></text:p>
      <text:p text:style-name="P1"><text:soft-page-break/>Temos um cadastro de clientes assim: </text:p>
      <text:p text:style-name="P1">(nome, fone, numero, rua, bairro, cidade, uf). </text:p>
      <text:p text:style-name="P1">Com uma grande quantidade de registros, caso sofra alteração em algum dos campos multivalorados, como uf, teremos que atualizar todos os registros dos clientes. </text:p>
      <text:p text:style-name="P1">Caso normalizemos a tabela de clientes e ufs sejam uma tabela separada apenas se relacionando com clientes, ao alterar uma uf apenas atualizaremos um registro na tabela ufs, sem contar que não cadastraremos a uf em cada cliente, mas apenas uma vez na tabela ufs. </text:p>
      <text:p text:style-name="Text_20_body">    </text:p>
      <text:p text:style-name="P1"><office:annotation><dc:date>2009-02-02T00:00:00</dc:date><text:p>&lt;!-- @page { margin: 2cm } 		P { margin-bottom: 0.21cm } 	--&gt;</text:p></office:annotation><text:span text:style-name="Strong_20_Emphasis">Decomposição </text:span></text:p>
      <text:p text:style-name="P1">Quando decompomos uma relação em várias, devemos ter cuidado para que não haja perda de informações nas dependências. </text:p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meta:creation-date>2009-02-02T18:29:12</meta:creation-date>
    <dc:date>2009-02-02T18:31:44</dc:date>
    <meta:editing-cycles>1</meta:editing-cycles>
    <meta:editing-duration>PT2M32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5" meta:paragraph-count="147" meta:word-count="1464" meta:character-count="9332"/>
  </office:meta>
</office:document-meta>
</file>